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2.052cm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172cm" svg:height="2.384cm" svg:x="1.328cm" svg:y="10.75cm">
          <draw:text-box>
            <text:p>This is an integral.</text:p>
            <text:p><text:s/>$$ \int_0^2 x^2 dx = <text:s/>\left[ \frac{x^3}{3} \right]_{x=0} ^{x=2} = <text:s/>\frac{8}{3} - \frac{0}{3} = \frac{8}{3}$$\\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8T11:18:22.593965491</meta:creation-date>
    <dc:date>2023-06-08T11:20:41.717397168</dc:date>
    <meta:editing-duration>PT2M21S</meta:editing-duration>
    <meta:editing-cycles>1</meta:editing-cycles>
    <meta:document-statistic meta:object-count="1"/>
    <meta:generator>LibreOffice/7.3.7.2$Linux_X86_64 LibreOffice_project/30$Build-2</meta:generator>
  </office:meta>
</office:document-meta>
</file>